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paragraph-rsid="002a6316"/>
    </style:style>
    <style:style style:name="P3" style:family="paragraph" style:parent-style-name="Text_20_body">
      <style:text-properties officeooo:rsid="002fa783" officeooo:paragraph-rsid="002fa783"/>
    </style:style>
    <style:style style:name="P4" style:family="paragraph" style:parent-style-name="Text_20_body">
      <style:text-properties officeooo:rsid="003024b3" officeooo:paragraph-rsid="003024b3"/>
    </style:style>
    <style:style style:name="P5" style:family="paragraph" style:parent-style-name="Text_20_body">
      <style:text-properties officeooo:rsid="00525a19" officeooo:paragraph-rsid="00525a19"/>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style:font-name="Liberation Serif" fo:font-size="12pt" style:font-size-asian="12pt" style:font-size-complex="12pt"/>
    </style:style>
    <style:style style:name="P8" style:family="paragraph" style:parent-style-name="Text_20_body">
      <style:text-properties officeooo:rsid="00653003" officeooo:paragraph-rsid="00653003"/>
    </style:style>
    <style:style style:name="P9" style:family="paragraph" style:parent-style-name="Text_20_body">
      <style:text-properties officeooo:rsid="0066beea" officeooo:paragraph-rsid="0066beea"/>
    </style:style>
    <style:style style:name="P10" style:family="paragraph" style:parent-style-name="Text_20_body">
      <style:text-properties officeooo:rsid="0066c3da" officeooo:paragraph-rsid="0066c3da"/>
    </style:style>
    <style:style style:name="P11" style:family="paragraph" style:parent-style-name="Text_20_body">
      <style:text-properties officeooo:rsid="0066ceaa" officeooo:paragraph-rsid="0066ceaa"/>
    </style:style>
    <style:style style:name="P12" style:family="paragraph" style:parent-style-name="Text_20_body">
      <style:text-properties officeooo:rsid="0069aa3b" officeooo:paragraph-rsid="0069aa3b"/>
    </style:style>
    <style:style style:name="P13" style:family="paragraph" style:parent-style-name="Text_20_body">
      <style:text-properties officeooo:rsid="006c79e8" officeooo:paragraph-rsid="006c79e8"/>
    </style:style>
    <style:style style:name="P14" style:family="paragraph" style:parent-style-name="Text_20_body">
      <style:text-properties officeooo:rsid="006e508a" officeooo:paragraph-rsid="006e508a"/>
    </style:style>
    <style:style style:name="P15" style:family="paragraph" style:parent-style-name="Text_20_body">
      <style:text-properties officeooo:rsid="00790ae1" officeooo:paragraph-rsid="00790ae1"/>
    </style:style>
    <style:style style:name="P16" style:family="paragraph" style:parent-style-name="Text_20_body">
      <style:text-properties officeooo:rsid="007ce4b2" officeooo:paragraph-rsid="007ce4b2"/>
    </style:style>
    <style:style style:name="P17" style:family="paragraph" style:parent-style-name="Text_20_body">
      <style:text-properties officeooo:rsid="007dfde4" officeooo:paragraph-rsid="007dfde4"/>
    </style:style>
    <style:style style:name="P18" style:family="paragraph" style:parent-style-name="Text_20_body">
      <style:text-properties officeooo:rsid="00807c85" officeooo:paragraph-rsid="00807c85"/>
    </style:style>
    <style:style style:name="P19" style:family="paragraph" style:parent-style-name="Text_20_body">
      <style:text-properties officeooo:rsid="006ed0df" officeooo:paragraph-rsid="008a0417"/>
    </style:style>
    <style:style style:name="P20" style:family="paragraph" style:parent-style-name="Text_20_body">
      <style:text-properties officeooo:paragraph-rsid="0087c737"/>
    </style:style>
    <style:style style:name="P21" style:family="paragraph" style:parent-style-name="Text_20_body">
      <style:text-properties officeooo:rsid="008f9a72" officeooo:paragraph-rsid="008f9a72"/>
    </style:style>
    <style:style style:name="P22" style:family="paragraph" style:parent-style-name="Subtitle">
      <style:text-properties officeooo:rsid="001f4e9b" officeooo:paragraph-rsid="001f4e9b"/>
    </style:style>
    <style:style style:name="P23" style:family="paragraph" style:parent-style-name="Title">
      <style:text-properties officeooo:rsid="001f4e9b" officeooo:paragraph-rsid="001f4e9b"/>
    </style:style>
    <style:style style:name="P24" style:family="paragraph" style:parent-style-name="Heading_20_2">
      <style:text-properties officeooo:rsid="0027a715" officeooo:paragraph-rsid="0027a715"/>
    </style:style>
    <style:style style:name="P25" style:family="paragraph" style:parent-style-name="Heading_20_2">
      <style:text-properties officeooo:rsid="0027a715" officeooo:paragraph-rsid="0063c7a0"/>
    </style:style>
    <style:style style:name="P26" style:family="paragraph" style:parent-style-name="Heading_20_2">
      <style:text-properties officeooo:rsid="003b158f" officeooo:paragraph-rsid="003b158f"/>
    </style:style>
    <style:style style:name="P27" style:family="paragraph" style:parent-style-name="Heading_20_2">
      <style:text-properties officeooo:rsid="00459946" officeooo:paragraph-rsid="00459946"/>
    </style:style>
    <style:style style:name="P28" style:family="paragraph" style:parent-style-name="Standard">
      <style:text-properties officeooo:rsid="004c9268" officeooo:paragraph-rsid="004c9268"/>
    </style:style>
    <style:style style:name="P29" style:family="paragraph" style:parent-style-name="Standard">
      <style:text-properties officeooo:rsid="004e303c" officeooo:paragraph-rsid="004e303c"/>
    </style:style>
    <style:style style:name="P30" style:family="paragraph" style:parent-style-name="Standard">
      <style:text-properties officeooo:rsid="004fc2fc" officeooo:paragraph-rsid="004fc2fc"/>
    </style:style>
    <style:style style:name="P31" style:family="paragraph" style:parent-style-name="Table_20_Contents">
      <style:text-properties officeooo:rsid="0032aaf8" officeooo:paragraph-rsid="0032aaf8"/>
    </style:style>
    <style:style style:name="P32" style:family="paragraph" style:parent-style-name="Table_20_Contents">
      <style:text-properties officeooo:rsid="0032aaf8" officeooo:paragraph-rsid="0040c2ac"/>
    </style:style>
    <style:style style:name="P33" style:family="paragraph" style:parent-style-name="Table_20_Contents">
      <style:text-properties officeooo:rsid="0032aaf8" officeooo:paragraph-rsid="00415a89"/>
    </style:style>
    <style:style style:name="P34" style:family="paragraph" style:parent-style-name="Table_20_Contents">
      <style:text-properties officeooo:rsid="0032aaf8" officeooo:paragraph-rsid="004b7149"/>
    </style:style>
    <style:style style:name="P35" style:family="paragraph" style:parent-style-name="Table_20_Contents">
      <style:text-properties officeooo:rsid="0037c8d9" officeooo:paragraph-rsid="0037c8d9"/>
    </style:style>
    <style:style style:name="P36" style:family="paragraph" style:parent-style-name="Table_20_Contents">
      <style:text-properties officeooo:rsid="0037c8d9" officeooo:paragraph-rsid="0040c2ac"/>
    </style:style>
    <style:style style:name="P37" style:family="paragraph" style:parent-style-name="Table_20_Contents">
      <style:text-properties officeooo:rsid="0037c8d9" officeooo:paragraph-rsid="00415a89"/>
    </style:style>
    <style:style style:name="P38" style:family="paragraph" style:parent-style-name="Table_20_Contents">
      <style:text-properties officeooo:rsid="0037c8d9" officeooo:paragraph-rsid="004b7149"/>
    </style:style>
    <style:style style:name="P39" style:family="paragraph" style:parent-style-name="Table_20_Contents">
      <style:text-properties officeooo:rsid="003858fd" officeooo:paragraph-rsid="003858fd"/>
    </style:style>
    <style:style style:name="P40" style:family="paragraph" style:parent-style-name="Table_20_Contents">
      <style:text-properties officeooo:rsid="003858fd" officeooo:paragraph-rsid="0040c2ac"/>
    </style:style>
    <style:style style:name="P41" style:family="paragraph" style:parent-style-name="Table_20_Contents">
      <style:text-properties officeooo:rsid="003858fd" officeooo:paragraph-rsid="00415a89"/>
    </style:style>
    <style:style style:name="P42" style:family="paragraph" style:parent-style-name="Table_20_Contents">
      <style:text-properties officeooo:rsid="003858fd" officeooo:paragraph-rsid="004b7149"/>
    </style:style>
    <style:style style:name="P43" style:family="paragraph" style:parent-style-name="Table_20_Contents">
      <style:text-properties officeooo:rsid="0039d874" officeooo:paragraph-rsid="0039d874"/>
    </style:style>
    <style:style style:name="P44" style:family="paragraph" style:parent-style-name="Table_20_Contents">
      <style:text-properties officeooo:rsid="0039d874" officeooo:paragraph-rsid="0040c2ac"/>
    </style:style>
    <style:style style:name="P45" style:family="paragraph" style:parent-style-name="Table_20_Contents">
      <style:text-properties officeooo:rsid="0039d874" officeooo:paragraph-rsid="00415a89"/>
    </style:style>
    <style:style style:name="P46" style:family="paragraph" style:parent-style-name="Table_20_Contents">
      <style:text-properties officeooo:rsid="0039d874" officeooo:paragraph-rsid="004b7149"/>
    </style:style>
    <style:style style:name="P47" style:family="paragraph" style:parent-style-name="Heading_20_2">
      <style:paragraph-properties fo:break-before="page"/>
      <style:text-properties officeooo:rsid="003b158f" officeooo:paragraph-rsid="003b158f"/>
    </style:style>
    <style:style style:name="P48" style:family="paragraph" style:parent-style-name="Heading_20_2">
      <style:paragraph-properties fo:break-before="page"/>
      <style:text-properties officeooo:rsid="003b158f" officeooo:paragraph-rsid="0073ab73"/>
    </style:style>
    <style:style style:name="P49" style:family="paragraph" style:parent-style-name="Heading_20_2">
      <style:paragraph-properties fo:break-before="page"/>
      <style:text-properties officeooo:rsid="00459946" officeooo:paragraph-rsid="00459946"/>
    </style:style>
    <style:style style:name="P50" style:family="paragraph" style:parent-style-name="Heading_20_2">
      <style:paragraph-properties fo:break-before="page"/>
      <style:text-properties officeooo:rsid="00459946" officeooo:paragraph-rsid="008491f4"/>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Heading_20_1" style:list-style-name=""/>
    <style:style style:name="P58" style:family="paragraph" style:parent-style-name="Heading_20_1" style:list-style-name="">
      <style:text-properties officeooo:paragraph-rsid="004b7149"/>
    </style:style>
    <style:style style:name="P59" style:family="paragraph" style:parent-style-name="Heading_20_1">
      <style:text-properties officeooo:paragraph-rsid="00415a89"/>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paragraph-rsid="004b7149"/>
    </style:style>
    <style:style style:name="P62" style:family="paragraph" style:parent-style-name="Heading_20_3">
      <style:text-properties officeooo:rsid="00408b14" officeooo:paragraph-rsid="00408b14"/>
    </style:style>
    <style:style style:name="P63" style:family="paragraph" style:parent-style-name="Heading_20_3">
      <style:text-properties officeooo:rsid="004ab5db" officeooo:paragraph-rsid="004ab5db"/>
    </style:style>
    <style:style style:name="P64" style:family="paragraph" style:parent-style-name="Heading_20_3">
      <style:text-properties officeooo:rsid="0076606f" officeooo:paragraph-rsid="0076606f"/>
    </style:style>
    <style:style style:name="P65" style:family="paragraph" style:parent-style-name="Text_20_body">
      <style:text-properties officeooo:rsid="008cd931" officeooo:paragraph-rsid="008cd931"/>
    </style:style>
    <style:style style:name="P66" style:family="paragraph">
      <loext:graphic-properties draw:fill="none" draw:fill-color="#ffffff"/>
      <style:paragraph-properties style:writing-mode="lr-tb"/>
    </style:style>
    <style:style style:name="T1" style:family="text">
      <style:text-properties officeooo:rsid="0025e21f"/>
    </style:style>
    <style:style style:name="T2" style:family="text">
      <style:text-properties officeooo:rsid="001fbed0"/>
    </style:style>
    <style:style style:name="T3" style:family="text">
      <style:text-properties officeooo:rsid="001f4e9b"/>
    </style:style>
    <style:style style:name="T4" style:family="text">
      <style:text-properties officeooo:rsid="00222e85"/>
    </style:style>
    <style:style style:name="T5" style:family="text">
      <style:text-properties style:font-name="Liberation Sans" fo:font-size="18pt" officeooo:rsid="0025e21f" style:font-name-asian="AR PL SungtiL GB" style:font-size-asian="18pt" style:font-name-complex="Lohit Devanagari" style:font-size-complex="18pt"/>
    </style:style>
    <style:style style:name="T6" style:family="text">
      <style:text-properties officeooo:rsid="002919aa"/>
    </style:style>
    <style:style style:name="T7" style:family="text">
      <style:text-properties officeooo:rsid="002bfce2"/>
    </style:style>
    <style:style style:name="T8" style:family="text">
      <style:text-properties officeooo:rsid="002dda5b"/>
    </style:style>
    <style:style style:name="T9" style:family="text">
      <style:text-properties officeooo:rsid="003858fd"/>
    </style:style>
    <style:style style:name="T10" style:family="text">
      <style:text-properties officeooo:rsid="003b18d7"/>
    </style:style>
    <style:style style:name="T11" style:family="text">
      <style:text-properties officeooo:rsid="0043aa0d"/>
    </style:style>
    <style:style style:name="T12" style:family="text">
      <style:text-properties officeooo:rsid="0050ec52"/>
    </style:style>
    <style:style style:name="T13" style:family="text">
      <style:text-properties officeooo:rsid="00520f67"/>
    </style:style>
    <style:style style:name="T14" style:family="text">
      <style:text-properties officeooo:rsid="0053872f"/>
    </style:style>
    <style:style style:name="T15" style:family="text">
      <style:text-properties style:font-name-asian="AR PL SungtiL GB" style:font-name-complex="Lohit Devanagari"/>
    </style:style>
    <style:style style:name="T16" style:family="text">
      <style:text-properties officeooo:rsid="0035d4be" style:font-name-asian="AR PL SungtiL GB" style:font-name-complex="Lohit Devanagari"/>
    </style:style>
    <style:style style:name="T17" style:family="text">
      <style:text-properties officeooo:rsid="002a6316" style:font-name-asian="AR PL SungtiL GB" style:font-name-complex="Lohit Devanagari"/>
    </style:style>
    <style:style style:name="T18" style:family="text">
      <style:text-properties officeooo:rsid="005f3237" style:font-name-asian="AR PL SungtiL GB" style:font-name-complex="Lohit Devanagari"/>
    </style:style>
    <style:style style:name="T19" style:family="text">
      <style:text-properties officeooo:rsid="006044ee" style:font-name-asian="AR PL SungtiL GB" style:font-name-complex="Lohit Devanagari"/>
    </style:style>
    <style:style style:name="T20" style:family="text">
      <style:text-properties officeooo:rsid="005da971"/>
    </style:style>
    <style:style style:name="T21" style:family="text">
      <style:text-properties officeooo:rsid="0066beea"/>
    </style:style>
    <style:style style:name="T22" style:family="text">
      <style:text-properties officeooo:rsid="0066c3da"/>
    </style:style>
    <style:style style:name="T23" style:family="text">
      <style:text-properties officeooo:rsid="006facdc"/>
    </style:style>
    <style:style style:name="T24" style:family="text">
      <style:text-properties officeooo:rsid="007056a0"/>
    </style:style>
    <style:style style:name="T25" style:family="text">
      <style:text-properties officeooo:rsid="0071f34a"/>
    </style:style>
    <style:style style:name="T26" style:family="text">
      <style:text-properties officeooo:rsid="0072270e"/>
    </style:style>
    <style:style style:name="T27" style:family="text">
      <style:text-properties officeooo:rsid="007e635d"/>
    </style:style>
    <style:style style:name="T28" style:family="text">
      <style:text-properties officeooo:rsid="0087c737"/>
    </style:style>
    <style:style style:name="T29" style:family="text">
      <style:text-properties officeooo:rsid="008810dd"/>
    </style:style>
    <style:style style:name="T30" style:family="text">
      <style:text-properties officeooo:rsid="008b9b48"/>
    </style:style>
    <style:style style:name="T31" style:family="text">
      <style:text-properties officeooo:rsid="008cd931"/>
    </style:style>
    <style:style style:name="T32" style:family="text">
      <style:text-properties style:font-name="Liberation Serif"/>
    </style:style>
    <style:style style:name="T33" style:family="text">
      <style:text-properties style:font-name="Liberation Serif" officeooo:rsid="004a327b" style:font-name-asian="AR PL SungtiL GB" style:font-name-complex="Lohit Devanagari"/>
    </style:style>
    <style:style style:name="T34" style:family="text">
      <style:text-properties officeooo:rsid="008e751a"/>
    </style:style>
    <style:style style:name="T35" style:family="text">
      <style:text-properties officeooo:rsid="008f1140"/>
    </style:style>
    <style:style style:name="T36" style:family="text">
      <style:text-properties officeooo:rsid="0097053e"/>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8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0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reference-mark-start text:name="Aufgabe"/>Aufgabe 1: LibreOffice-Dokument<text:reference-mark-end text:name="Aufgabe"/></text:p>
      <text:p text:style-name="P22">Te<text:span text:style-name="T4">ilnahme</text:span>-ID: <text:reference-mark-start text:name="TeilnahmeId"/>?????<text:reference-mark-end text:name="TeilnahmeId"/></text:p>
      <text:p text:style-name="P22">Bearbeiter/-in dieser Aufgabe:<text:line-break/><text:span text:style-name="T5">Eric Wolf</text:span></text:p>
      <text:p text:style-name="P22"><text:date style:data-style-name="N81" text:date-value="2021-04-07T15:35:38.674600934" text:fixed="true">7.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1"><text:a xlink:type="simple" xlink:href="#__RefHeading___Toc2232_4178761632" text:style-name="Index_20_Link" text:visited-style-name="Index_20_Link">Lösungsidee<text:tab/>2</text:a></text:p>
          <text:p text:style-name="P52"><text:a xlink:type="simple" xlink:href="#__RefHeading___Toc584_1930868224" text:style-name="Index_20_Link" text:visited-style-name="Index_20_Link">Schritt 1: Finden von Kandidaten<text:tab/>2</text:a></text:p>
          <text:p text:style-name="P53"><text:a xlink:type="simple" xlink:href="#__RefHeading___Toc1286_3417929311" text:style-name="Index_20_Link" text:visited-style-name="Index_20_Link">Beispiel<text:tab/>2</text:a></text:p>
          <text:p text:style-name="P52"><text:a xlink:type="simple" xlink:href="#__RefHeading___Toc592_1930868224" text:style-name="Index_20_Link" text:visited-style-name="Index_20_Link">Schritt 2: Eliminieren von unmöglichen Kandidaten<text:tab/>3</text:a></text:p>
          <text:p text:style-name="P53"><text:a xlink:type="simple" xlink:href="#__RefHeading___Toc1288_3417929311" text:style-name="Index_20_Link" text:visited-style-name="Index_20_Link">Beispiel<text:tab/>3</text:a></text:p>
          <text:p text:style-name="P52"><text:a xlink:type="simple" xlink:href="#__RefHeading___Toc600_1930868224" text:style-name="Index_20_Link" text:visited-style-name="Index_20_Link">Schritt 3: Bilden der Ergebnismenge<text:tab/>4</text:a></text:p>
          <text:p text:style-name="P53"><text:a xlink:type="simple" xlink:href="#__RefHeading___Toc1290_3417929311" text:style-name="Index_20_Link" text:visited-style-name="Index_20_Link">Beispiel<text:tab/>4</text:a></text:p>
          <text:p text:style-name="P51"><text:a xlink:type="simple" xlink:href="#__RefHeading___Toc2234_4178761632" text:style-name="Index_20_Link" text:visited-style-name="Index_20_Link">Umsetzung<text:tab/>5</text:a></text:p>
          <text:p text:style-name="P52"><text:a xlink:type="simple" xlink:href="#__RefHeading___Toc505_1775077224" text:style-name="Index_20_Link" text:visited-style-name="Index_20_Link">Vorbereitung: Parsen der Eingabedaten<text:tab/>5</text:a></text:p>
          <text:p text:style-name="P52"><text:a xlink:type="simple" xlink:href="#__RefHeading___Toc507_1775077224" text:style-name="Index_20_Link" text:visited-style-name="Index_20_Link">Schritt 1: Finden von Kandidaten<text:tab/>5</text:a></text:p>
          <text:p text:style-name="P53"><text:a xlink:type="simple" xlink:href="#__RefHeading___Toc509_1775077224" text:style-name="Index_20_Link" text:visited-style-name="Index_20_Link">Quellcode<text:tab/>5</text:a></text:p>
          <text:p text:style-name="P52"><text:a xlink:type="simple" xlink:href="#__RefHeading___Toc511_1775077224" text:style-name="Index_20_Link" text:visited-style-name="Index_20_Link">Schritt 2: Eliminieren von unmöglichen Kandidaten<text:tab/>6</text:a></text:p>
          <text:p text:style-name="P53"><text:a xlink:type="simple" xlink:href="#__RefHeading___Toc513_1775077224" text:style-name="Index_20_Link" text:visited-style-name="Index_20_Link">Quellcode<text:tab/>6</text:a></text:p>
          <text:p text:style-name="P52"><text:a xlink:type="simple" xlink:href="#__RefHeading___Toc684_1775077224" text:style-name="Index_20_Link" text:visited-style-name="Index_20_Link">Schritt 3: Bilden der Ergebnismenge<text:tab/>7</text:a></text:p>
          <text:p text:style-name="P53"><text:a xlink:type="simple" xlink:href="#__RefHeading___Toc1110_1775077224" text:style-name="Index_20_Link" text:visited-style-name="Index_20_Link">Quellcode<text:tab/>7</text:a></text:p>
          <text:p text:style-name="P51"><text:a xlink:type="simple" xlink:href="#__RefHeading___Toc2236_4178761632" text:style-name="Index_20_Link" text:visited-style-name="Index_20_Link">Beispiele<text:tab/>8</text:a></text:p>
          <text:p text:style-name="P51"><text:a xlink:type="simple" xlink:href="#__RefHeading___Toc2238_4178761632" text:style-name="Index_20_Link" text:visited-style-name="Index_20_Link">Quellcode<text:tab/>8</text:a></text:p>
        </text:index-body>
      </text:table-of-content>
      <text:p text:style-name="P1">Anleitung: Trage oben die Aufgabennummer, die Team-ID, den Team-Namen und alle Bearbeiter/-innen dieser Aufgabe mit Vor- und Namen ein. Vergiss nicht, auch den Aufgabennamen anzupassen (statt „<text:span text:style-name="T2">LibreOffice</text:span>-Dokument“)! </text:p>
      <text:h text:style-name="P57" text:outline-level="1"/>
      <text:h text:style-name="P60" text:outline-level="1"><text:bookmark-start text:name="__RefHeading___Toc2232_4178761632"/>Lösungsidee<text:bookmark-end text:name="__RefHeading___Toc2232_4178761632"/></text:h>
      <text:p text:style-name="P5">Der Lösungsweg besteht aus drei Schritten, welche nachfolgend erläutert <text:span text:style-name="T14">und am Beispiel von Aufgabe 2a durchgeführt werden.</text:span></text:p>
      <text:h text:style-name="P24" text:outline-level="2"><text:bookmark-start text:name="__RefHeading___Toc584_1930868224"/>Schritt 1: <text:span text:style-name="T6">Finden von Kandidaten</text:span><text:bookmark-end text:name="__RefHeading___Toc584_1930868224"/></text:h>
      <text:p text:style-name="P7"><text:bookmark-start text:name="__RefHeading___Toc586_1930868224"/>Im ersten Schritt werden für jede Frucht die Nummern aller Schüssel<text:span text:style-name="T15">n bestimmt, welche als Standort infrage kommen.</text:span><text:bookmark-end text:name="__RefHeading___Toc586_1930868224"/></text:p>
      <text:p text:style-name="P7"><text:span text:style-name="T15">Dafür betrachtet man alle Spieße mit </text:span><text:span text:style-name="T16">einer</text:span><text:span text:style-name="T15"> bestimmten Frucht und ermittelt </text:span><text:span text:style-name="T17">die</text:span><text:span text:style-name="T15"> Menge an Schüsseln welche in jedem </text:span><text:span text:style-name="T19">der</text:span><text:span text:style-name="T15"> Spieß</text:span><text:span text:style-name="T19">e</text:span><text:span text:style-name="T15"> vorkommen, </text:span><text:span text:style-name="T18">weil jeder Spieß mit einer bestimmten Frucht an der Schüssel dieser Frucht gewesen sein muss.</text:span></text:p>
      <text:h text:style-name="Heading_20_3" text:outline-level="3"><text:bookmark-start text:name="__RefHeading___Toc1286_3417929311"/>Beispiel<text:bookmark-end text:name="__RefHeading___Toc1286_3417929311"/></text:h>
      <text:p text:style-name="P2">Micky hat einen Spieß mit Apfel, Banane und Brombeere <text:span text:style-name="T7">und war bei Schüssel 1, 4 und 5.</text:span></text:p>
      <text:p text:style-name="P2">Minnies <text:span text:style-name="T8">hat einen Spieß mit </text:span><text:s/>Banane, Pflaume und Weintraube und <text:span text:style-name="T8">war bei</text:span> Schüssel 3, 5 und 6.</text:p>
      <text:p text:style-name="P3">Gustanvs hat einen Spieß mit Apfel, Brombeere und Erdbeere und war bei Schüssel 1, 2 und 4.</text:p>
      <text:p text:style-name="P4">Daisy hat einen Spieß mit Erdbeere und Pflaume und war an den Schüsseln 2 und 6.</text:p>
      <table:table table:name="Tabelle1" table:style-name="Tabelle1">
        <table:table-column table:style-name="Tabelle1.A"/>
        <table:table-column table:style-name="Tabelle1.B"/>
        <table:table-row table:style-name="TableLine101059424">
          <table:table-cell table:style-name="Tabelle1.A1" office:value-type="string">
            <text:p text:style-name="P43">Frucht</text:p>
          </table:table-cell>
          <table:table-cell table:style-name="Tabelle1.B1" office:value-type="string">
            <text:p text:style-name="P43">mögliche Schüsseln</text:p>
          </table:table-cell>
        </table:table-row>
        <table:table-row table:style-name="TableLine101095296">
          <table:table-cell table:style-name="Tabelle1.A2" office:value-type="string">
            <text:p text:style-name="P31">Apfel</text:p>
          </table:table-cell>
          <table:table-cell table:style-name="Tabelle1.B2" office:value-type="string">
            <text:p text:style-name="P35">1, <text:span text:style-name="T9">4</text:span></text:p>
          </table:table-cell>
        </table:table-row>
        <table:table-row table:style-name="TableLine101117456">
          <table:table-cell table:style-name="Tabelle1.A2" office:value-type="string">
            <text:p text:style-name="P31">Banane</text:p>
          </table:table-cell>
          <table:table-cell table:style-name="Tabelle1.B2" office:value-type="string">
            <text:p text:style-name="P39">5</text:p>
          </table:table-cell>
        </table:table-row>
        <table:table-row table:style-name="TableLine101118176">
          <table:table-cell table:style-name="Tabelle1.A2" office:value-type="string">
            <text:p text:style-name="P31">Brombeere</text:p>
          </table:table-cell>
          <table:table-cell table:style-name="Tabelle1.B2" office:value-type="string">
            <text:p text:style-name="P39">1, 4</text:p>
          </table:table-cell>
        </table:table-row>
        <table:table-row table:style-name="TableLine101118896">
          <table:table-cell table:style-name="Tabelle1.A2" office:value-type="string">
            <text:p text:style-name="P31">Pflaume</text:p>
          </table:table-cell>
          <table:table-cell table:style-name="Tabelle1.B2" office:value-type="string">
            <text:p text:style-name="P39">6</text:p>
          </table:table-cell>
        </table:table-row>
        <table:table-row table:style-name="TableLine101119616">
          <table:table-cell table:style-name="Tabelle1.A2" office:value-type="string">
            <text:p text:style-name="P31">Weintraube</text:p>
          </table:table-cell>
          <table:table-cell table:style-name="Tabelle1.B2" office:value-type="string">
            <text:p text:style-name="P39">3, 5, 6</text:p>
          </table:table-cell>
        </table:table-row>
        <table:table-row table:style-name="TableLine101120368">
          <table:table-cell table:style-name="Tabelle1.A2" office:value-type="string">
            <text:p text:style-name="P31">Erdbeere</text:p>
          </table:table-cell>
          <table:table-cell table:style-name="Tabelle1.B2" office:value-type="string">
            <text:p text:style-name="P39">2</text:p>
          </table:table-cell>
        </table:table-row>
      </table:table>
      <text:h text:style-name="P26" text:outline-level="2"/>
      <text:h text:style-name="P47" text:outline-level="2"><text:bookmark-start text:name="__RefHeading___Toc592_1930868224"/>Schritt 2: <text:span text:style-name="T10">Eliminieren von unmöglichen Kandidaten</text:span><text:bookmark-end text:name="__RefHeading___Toc592_1930868224"/></text:h>
      <text:p text:style-name="Text_20_body"><text:bookmark-start text:name="__RefHeading___Toc594_1930868224"/>Im zweiten Schritt werden aus den Kandidaten für jede Frucht die Schüsseln entfernt, welche bereits eindeutig zu einer anderen Frucht gehören.<text:bookmark-end text:name="__RefHeading___Toc594_1930868224"/></text:p>
      <text:p text:style-name="Text_20_body"><text:bookmark-start text:name="__RefHeading___Toc596_1930868224"/>Dabei gehört eine Schüssel eindeutig zu einer Frucht, wenn es für diese Frucht keine Alternativen gibt.<text:bookmark-end text:name="__RefHeading___Toc596_1930868224"/></text:p>
      <text:p text:style-name="Text_20_body"><text:bookmark-start text:name="__RefHeading___Toc598_1930868224"/>Wenn es danach für eine Frucht keine Kandidaten mehr gibt bedeutet das dass mehrere Früchte eindeutig zu einer einzigen Schüssel zugeordnet werden, was <text:span text:style-name="T36">wegen der Eineindeutigkeit (eine Schüssel kann nur eine Frucht haben) </text:span>unmöglich und deswegen ein Fehler ist.<text:bookmark-end text:name="__RefHeading___Toc598_1930868224"/></text:p>
      <text:h text:style-name="P62" text:outline-level="3"><text:bookmark-start text:name="__RefHeading___Toc1288_3417929311"/>Beispiel<text:bookmark-end text:name="__RefHeading___Toc1288_3417929311"/></text:h>
      <table:table table:name="Tabelle2" table:style-name="Tabelle2">
        <table:table-column table:style-name="Tabelle2.A"/>
        <table:table-column table:style-name="Tabelle2.B"/>
        <table:table-row table:style-name="TableLine101060496">
          <table:table-cell table:style-name="Tabelle2.A1" office:value-type="string">
            <text:p text:style-name="P44">Frucht</text:p>
          </table:table-cell>
          <table:table-cell table:style-name="Tabelle2.B1" office:value-type="string">
            <text:p text:style-name="P44">mögliche Schüsseln</text:p>
          </table:table-cell>
        </table:table-row>
        <table:table-row table:style-name="TableLine101144416">
          <table:table-cell table:style-name="Tabelle2.A2" office:value-type="string">
            <text:p text:style-name="P32">Apfel</text:p>
          </table:table-cell>
          <table:table-cell table:style-name="Tabelle2.B2" office:value-type="string">
            <text:p text:style-name="P36">1, <text:span text:style-name="T9">4</text:span></text:p>
          </table:table-cell>
        </table:table-row>
        <table:table-row table:style-name="TableLine101145808">
          <table:table-cell table:style-name="Tabelle2.A2" office:value-type="string">
            <text:p text:style-name="P32">Banane</text:p>
          </table:table-cell>
          <table:table-cell table:style-name="Tabelle2.B2" office:value-type="string">
            <text:p text:style-name="P40">5</text:p>
          </table:table-cell>
        </table:table-row>
        <table:table-row table:style-name="TableLine101146528">
          <table:table-cell table:style-name="Tabelle2.A2" office:value-type="string">
            <text:p text:style-name="P32">Brombeere</text:p>
          </table:table-cell>
          <table:table-cell table:style-name="Tabelle2.B2" office:value-type="string">
            <text:p text:style-name="P40">1, 4</text:p>
          </table:table-cell>
        </table:table-row>
        <table:table-row table:style-name="TableLine101147248">
          <table:table-cell table:style-name="Tabelle2.A2" office:value-type="string">
            <text:p text:style-name="P32">Pflaume</text:p>
          </table:table-cell>
          <table:table-cell table:style-name="Tabelle2.B2" office:value-type="string">
            <text:p text:style-name="P40">6</text:p>
          </table:table-cell>
        </table:table-row>
        <table:table-row table:style-name="TableLine101147968">
          <table:table-cell table:style-name="Tabelle2.A2" office:value-type="string">
            <text:p text:style-name="P32">Weintraube</text:p>
          </table:table-cell>
          <table:table-cell table:style-name="Tabelle2.B2" office:value-type="string">
            <text:p text:style-name="P40">3, 5, 6</text:p>
          </table:table-cell>
        </table:table-row>
        <table:table-row table:style-name="TableLine101148720">
          <table:table-cell table:style-name="Tabelle2.A2" office:value-type="string">
            <text:p text:style-name="P32">Erdbeere</text:p>
          </table:table-cell>
          <table:table-cell table:style-name="Tabelle2.B2" office:value-type="string">
            <text:p text:style-name="P40">2</text:p>
          </table:table-cell>
        </table:table-row>
      </table:table>
      <text:h text:style-name="P59" text:outline-level="1"/>
      <table:table table:name="Tabelle3" table:style-name="Tabelle3">
        <table:table-column table:style-name="Tabelle3.A"/>
        <table:table-column table:style-name="Tabelle3.B"/>
        <table:table-row table:style-name="TableLine101132400">
          <table:table-cell table:style-name="Tabelle3.A1" office:value-type="string">
            <text:p text:style-name="P45">Frucht</text:p>
          </table:table-cell>
          <table:table-cell table:style-name="Tabelle3.B1" office:value-type="string">
            <text:p text:style-name="P45">mögliche Schüsseln</text:p>
          </table:table-cell>
        </table:table-row>
        <table:table-row table:style-name="TableLine101163936">
          <table:table-cell table:style-name="Tabelle3.A2" office:value-type="string">
            <text:p text:style-name="P33">Apfel</text:p>
          </table:table-cell>
          <table:table-cell table:style-name="Tabelle3.B2" office:value-type="string">
            <text:p text:style-name="P37">1, <text:span text:style-name="T9">4</text:span></text:p>
          </table:table-cell>
        </table:table-row>
        <table:table-row table:style-name="TableLine101165328">
          <table:table-cell table:style-name="Tabelle3.A2" office:value-type="string">
            <text:p text:style-name="P33">Banane</text:p>
          </table:table-cell>
          <table:table-cell table:style-name="Tabelle3.B2" office:value-type="string">
            <text:p text:style-name="P41">5</text:p>
          </table:table-cell>
        </table:table-row>
        <table:table-row table:style-name="TableLine101166048">
          <table:table-cell table:style-name="Tabelle3.A2" office:value-type="string">
            <text:p text:style-name="P33">Brombeere</text:p>
          </table:table-cell>
          <table:table-cell table:style-name="Tabelle3.B2" office:value-type="string">
            <text:p text:style-name="P41">1, 4</text:p>
          </table:table-cell>
        </table:table-row>
        <table:table-row table:style-name="TableLine101166768">
          <table:table-cell table:style-name="Tabelle3.A2" office:value-type="string">
            <text:p text:style-name="P33">Pflaume</text:p>
          </table:table-cell>
          <table:table-cell table:style-name="Tabelle3.B2" office:value-type="string">
            <text:p text:style-name="P41">6</text:p>
          </table:table-cell>
        </table:table-row>
        <table:table-row table:style-name="TableLine101167488">
          <table:table-cell table:style-name="Tabelle3.A2" office:value-type="string">
            <text:p text:style-name="P33">Weintraube</text:p>
          </table:table-cell>
          <table:table-cell table:style-name="Tabelle3.B2" office:value-type="string">
            <text:p text:style-name="P41">3 <text:span text:style-name="T11">(5 und 6 bereits eindeutig zugeordnet)</text:span></text:p>
          </table:table-cell>
        </table:table-row>
        <table:table-row table:style-name="TableLine101168240">
          <table:table-cell table:style-name="Tabelle3.A2" office:value-type="string">
            <text:p text:style-name="P33">Erdbeere</text:p>
          </table:table-cell>
          <table:table-cell table:style-name="Tabelle3.B2" office:value-type="string">
            <text:p text:style-name="P41">2</text:p>
          </table:table-cell>
        </table:table-row>
      </table:table>
      <text:h text:style-name="P27" text:outline-level="2"/>
      <text:h text:style-name="P49" text:outline-level="2"><text:bookmark-start text:name="__RefHeading___Toc600_1930868224"/>Schritt 3: Bilden der Ergebnismenge<text:bookmark-end text:name="__RefHeading___Toc600_1930868224"/></text:h>
      <text:p text:style-name="P6"><text:bookmark-start text:name="__RefHeading___Toc602_1930868224"/>Im letzten Schritt werden die Kandidaten aller gewünschten Früchte in eine Ergebnismenge getan, welche die zu besuchenden Schüsseln darstellt.<text:bookmark-end text:name="__RefHeading___Toc602_1930868224"/></text:p>
      <text:p text:style-name="P6"><text:bookmark-start text:name="__RefHeading___Toc604_1930868224"/>Wenn die Anzahl der Kandidaten in der Ergebnismenge gleich der Anzahl der Früchte ist existiert für jede Frucht eine Schüssel und somit eine Lösung.<text:bookmark-end text:name="__RefHeading___Toc604_1930868224"/></text:p>
      <text:p text:style-name="P6"><text:bookmark-start text:name="__RefHeading___Toc606_1930868224"/><text:span text:style-name="T32">Wenn </text:span><text:span text:style-name="T33">sie jedoch </text:span><text:span text:style-name="T32">größer al</text:span>s die Anzahl der Früchte ist kann mindestens eine Frucht nicht eindeutig zugeordnet werden, was ein Fehler darstellt.<text:bookmark-end text:name="__RefHeading___Toc606_1930868224"/></text:p>
      <text:p text:style-name="P6"><text:bookmark-start text:name="__RefHeading___Toc608_1930868224"/>Da für jede Frucht mindestens ein Kandidat existiert kann die Ergebnismenge nie kleiner als die Anzahl der Früchte werden, <text:span text:style-name="T20">wobei das Fehlen von Früchten ein Fehler darstellt.</text:span><text:bookmark-end text:name="__RefHeading___Toc608_1930868224"/></text:p>
      <text:h text:style-name="P63" text:outline-level="3"><text:bookmark-start text:name="__RefHeading___Toc1290_3417929311"/>Beispiel<text:bookmark-end text:name="__RefHeading___Toc1290_3417929311"/></text:h>
      <table:table table:name="Tabelle4" table:style-name="Tabelle4">
        <table:table-column table:style-name="Tabelle4.A"/>
        <table:table-column table:style-name="Tabelle4.B"/>
        <table:table-row table:style-name="TableLine99823520">
          <table:table-cell table:style-name="Tabelle4.A1" office:value-type="string">
            <text:p text:style-name="P46">Frucht</text:p>
          </table:table-cell>
          <table:table-cell table:style-name="Tabelle4.B1" office:value-type="string">
            <text:p text:style-name="P46">mögliche Schüsseln</text:p>
          </table:table-cell>
        </table:table-row>
        <table:table-row table:style-name="TableLine101194640">
          <table:table-cell table:style-name="Tabelle4.A2" office:value-type="string">
            <text:p text:style-name="P34">Apfel</text:p>
          </table:table-cell>
          <table:table-cell table:style-name="Tabelle4.B2" office:value-type="string">
            <text:p text:style-name="P38">1, <text:span text:style-name="T9">4</text:span></text:p>
          </table:table-cell>
        </table:table-row>
        <table:table-row table:style-name="TableLine101196032">
          <table:table-cell table:style-name="Tabelle4.A2" office:value-type="string">
            <text:p text:style-name="P34">Banane</text:p>
          </table:table-cell>
          <table:table-cell table:style-name="Tabelle4.B2" office:value-type="string">
            <text:p text:style-name="P42">5</text:p>
          </table:table-cell>
        </table:table-row>
        <table:table-row table:style-name="TableLine101196752">
          <table:table-cell table:style-name="Tabelle4.A2" office:value-type="string">
            <text:p text:style-name="P34">Brombeere</text:p>
          </table:table-cell>
          <table:table-cell table:style-name="Tabelle4.B2" office:value-type="string">
            <text:p text:style-name="P42">1, 4</text:p>
          </table:table-cell>
        </table:table-row>
        <table:table-row table:style-name="TableLine101197472">
          <table:table-cell table:style-name="Tabelle4.A2" office:value-type="string">
            <text:p text:style-name="P34">Pflaume</text:p>
          </table:table-cell>
          <table:table-cell table:style-name="Tabelle4.B2" office:value-type="string">
            <text:p text:style-name="P42">6</text:p>
          </table:table-cell>
        </table:table-row>
        <table:table-row table:style-name="TableLine101198192">
          <table:table-cell table:style-name="Tabelle4.A2" office:value-type="string">
            <text:p text:style-name="P34">Weintraube</text:p>
          </table:table-cell>
          <table:table-cell table:style-name="Tabelle4.B2" office:value-type="string">
            <text:p text:style-name="P42">3</text:p>
          </table:table-cell>
        </table:table-row>
        <table:table-row table:style-name="TableLine101198944">
          <table:table-cell table:style-name="Tabelle4.A2" office:value-type="string">
            <text:p text:style-name="P34">Erdbeere</text:p>
          </table:table-cell>
          <table:table-cell table:style-name="Tabelle4.B2" office:value-type="string">
            <text:p text:style-name="P42">2</text:p>
          </table:table-cell>
        </table:table-row>
      </table:table>
      <text:p text:style-name="P28"/>
      <text:p text:style-name="P29">Donald möchte einen Spieß mit Weintraube, Brombeere und Apfel.</text:p>
      <text:p text:style-name="P29"/>
      <text:p text:style-name="P29">Ergebnismenge: {3} <text:span text:style-name="T12">+ </text:span>{1, 4} <text:span text:style-name="T12">+ </text:span>{1, 4} = {1,3,4} → <text:span text:style-name="T13">gleiche Anzahl von Kandidaten und Früchten</text:span></text:p>
      <text:p text:style-name="P29"/>
      <text:p text:style-name="P30">Donald muss sich an den Schüsseln 1, 3 und 4 anstellen.</text:p>
      <text:h text:style-name="P58" text:outline-level="1"/>
      <text:h text:style-name="P61" text:outline-level="1"><text:bookmark-start text:name="__RefHeading___Toc2234_4178761632"/>Umsetzung<text:bookmark-end text:name="__RefHeading___Toc2234_4178761632"/></text:h>
      <text:p text:style-name="P9">Nachfolgend wird die Umsetzung der einzelnen Schritte erläutert.</text:p>
      <text:h text:style-name="Heading_20_2" text:outline-level="2"><text:bookmark-start text:name="__RefHeading___Toc505_1775077224"/>Vorbereitung: Parsen der <text:span text:style-name="T21">Eingabedaten</text:span><text:bookmark-end text:name="__RefHeading___Toc505_1775077224"/></text:h>
      <text:p text:style-name="P10">Das Parsen der Eingabedaten wird von den Funktionen „parse_input“ und „parse_skewers“ übernommen, wobei „parse_input“ den einmalig vorkommenden Kopf aus Anzahl der Früchte, Wunschfrüchten und Anzahl der Spieße einließt und für das Einlesen der Spieße an „parse_skewers“ delegiert.</text:p>
      <text:p text:style-name="P11">Dies sorgt dafür, dass beide Funktionen relativ übersichtlich sind und <text:span text:style-name="T22">„parse_skewers“ </text:span>einen Iterator zurück geben kann, was das Verwenden von großen Mengen Arbeitsspeicher bei vielen Spießen verhindert.</text:p>
      <text:p text:style-name="P12">Beide Funktionen werten einen übergebenen Zeichenstrom Zeile für Zeile aus, was Arbeitsspeicher spart und das Übergeben von Zeichenströmen außerhalb des Dateisystems (wie z.B. die Standarteingabe) ermöglicht.</text:p>
      <text:p text:style-name="P13">Dabei werden die Schüsselnummern nicht in Ganzzahlen konvertiert, weil sie einen Bezeichner darstellen und deswegen nicht unbedingt eine Zahl sein müssen (z.B. 1, 2, 3 → Eins, Zwei, Drei).</text:p>
      <text:h text:style-name="P25" text:outline-level="2"><text:bookmark-start text:name="__RefHeading___Toc507_1775077224"/>Schritt 1: <text:span text:style-name="T6">Finden von Kandidaten</text:span><text:bookmark-end text:name="__RefHeading___Toc507_1775077224"/></text:h>
      <text:p text:style-name="P8">Die Umsetzung erfolgt wie im Beispiel mit einem Hash Mapping (dict in Python) als Tabelle, was einen schnellen Zugriff auf die einzelnen Früchte und ihre Kandidaten erlaubt.</text:p>
      <text:p text:style-name="P8">Die Kandidaten jeder Frucht werden selbst als Set gespeichert, was <text:span text:style-name="T25">im Gegensatz zum Array effiziente </text:span><text:span text:style-name="T28">Schnittmengenoperation</text:span><text:span text:style-name="T25"> </text:span><text:span text:style-name="T26">implementiert</text:span><text:span text:style-name="T25">.</text:span></text:p>
      <text:p text:style-name="P14">Für das ermitteln der Kandidaten werden nun alle Spieße durchlaufen, wobei für jede Frucht <text:span text:style-name="T24">im Spieß</text:span> beim Fehlen in der Tabelle die Schüsseln des Spießes als Kandidaten gesetzt, sonst die bereits gesetzten Kandidaten durch <text:span text:style-name="T29">die Schnittmenge</text:span> mit den Schüsseln des Spießes ersetzt werden.</text:p>
      <text:p text:style-name="P19">Dies sorgt dafür, dass nach dem Durchlaufen der Spieße die Kandidaten <text:span text:style-name="T23">jeder</text:span> Frucht wie in der Lösungsidee aus der <text:span text:style-name="T29">Schnittmenge</text:span> der Schüsseln aller Spieße mit dieser Frucht bestehen.</text:p>
      <text:h text:style-name="P64" text:outline-level="3"><text:bookmark-start text:name="__RefHeading___Toc509_1775077224"/>Quellcode<text:bookmark-end text:name="__RefHeading___Toc509_1775077224"/></text:h>
      <text:p text:style-name="P15"><draw:frame text:anchor-type="paragraph" draw:z-index="0" draw:name="Form1" draw:style-name="gr3" draw:text-style-name="P66" svg:width="16.65cm" svg:height="4.098cm" svg:x="0.166cm" svg:y="0.106cm"><draw:text-box><text:p>for fruits, bowls in skewers:</text:p><text:p><text:s text:c="4"/>for fruit in fruits:</text:p><text:p><text:s text:c="8"/>try:</text:p><text:p><text:s text:c="12"/>current_candidates = self[fruit]</text:p><text:p><text:s text:c="8"/>except KeyError:</text:p><text:p><text:s text:c="12"/>self[fruit] = set(bowls)</text:p><text:p><text:s text:c="8"/>else:</text:p><text:p><text:s text:c="12"/>current_candidates &amp;= frozenset(bowls)</text:p></draw:text-box></draw:frame></text:p>
      <text:h text:style-name="P48" text:outline-level="2"><text:bookmark-start text:name="__RefHeading___Toc511_1775077224"/>Schritt 2: <text:span text:style-name="T10">Eliminieren von unmöglichen Kandidaten</text:span><text:bookmark-end text:name="__RefHeading___Toc511_1775077224"/></text:h>
      <text:p text:style-name="P16">Für die Umsetzung dieses Schrittes werden alle eindeutig zugeordneten (Größe des Sets ist 1) Früchte durchlaufen und für jede Frucht der Kandidat aus dem Kandidatenset aller anderen Früchte <text:span text:style-name="T27">welche ihn enthalten </text:span>entfernt.</text:p>
      <text:p text:style-name="P17">Wenn das Kandidatenset einer anderen Frucht jedoch nur aus diesem Kandidaten besteht (eindeutig zugeordnet, Größe des Sets ist 1) wird wie im Lösungsweg eine Ausnahme ausgelöst.</text:p>
      <text:p text:style-name="P18">Dies wird so lange wiederholt, bis bei einem Durchlauf keine weiteren Eliminierungen stattfinden, weil eine Frucht durch das Eliminieren von Kandidaten eindeutig werden und so im nächsten Durchlauf weitere Kandidaten eliminieren kann.</text:p>
      <text:h text:style-name="Heading_20_3" text:outline-level="3"><text:bookmark-start text:name="__RefHeading___Toc513_1775077224"/>Quellcode<text:bookmark-end text:name="__RefHeading___Toc513_1775077224"/></text:h>
      <text:p text:style-name="Text_20_body"><draw:frame text:anchor-type="paragraph" draw:z-index="1" draw:name="Form2" draw:style-name="gr2" draw:text-style-name="P66" svg:width="16.876cm" svg:height="15.084cm" svg:x="0.185cm" svg:y="0.171cm"><draw:text-box><text:p><text:s/>removed_candidate = True</text:p><text:p><text:s/>while removed_candidate:</text:p><text:p><text:s text:c="4"/>removed_candidate = False</text:p><text:p><text:s text:c="4"/>for fruit, bowls in filter(lambda item: len(item[1]) == 1, self.items()):</text:p><text:p><text:s text:c="8"/>bowl = tuple(bowls)[0]</text:p><text:p><text:s text:c="8"/>for other_fruit, other_bowls in filter(lambda item: item[0] != fruit, self.items()):</text:p><text:p><text:s text:c="12"/>if bowl in other_bowls:</text:p><text:p><text:s text:c="16"/>if len(other_bowls) &lt; 2:</text:p><text:p><text:s text:c="20"/>raise ValueError(</text:p><text:p><text:s text:c="24"/>f"{fruit} und {other_fruit} sind beide eineindeutig Schüssel {bowl} zugeordnet"</text:p><text:p><text:s text:c="20"/>)</text:p><text:p><text:s text:c="16"/>other_bowls.remove(bowl)</text:p><text:p><text:s text:c="16"/>removed_candidate = True</text:p></draw:text-box></draw:frame></text:p>
      <text:h text:style-name="P50" text:outline-level="2"><text:bookmark-start text:name="__RefHeading___Toc684_1775077224"/>Schritt 3: Bilden der Ergebnismenge<text:bookmark-end text:name="__RefHeading___Toc684_1775077224"/></text:h>
      <text:p text:style-name="P20"><text:span text:style-name="T28">Für die Umsetzung des letzten Schritts wird einfach </text:span><text:span text:style-name="T30">die </text:span><text:bookmark text:name="Vereinigung_(Vereinigungsmenge)"/>Vereinigungsmenge <text:span text:style-name="T30">der Kandidatensets aller </text:span><text:span text:style-name="T31">gewünschten </text:span><text:span text:style-name="T30">Früchte ermittelt, in dem zuerst ein leeres Ergebnisset erstellt wird und es danach für jedes Kandidatenset durch die Vereinigungsmenge mit diesem ersetzt wird.</text:span></text:p>
      <text:p text:style-name="P65">Dabei wird beim Fehlen einer gewünschten Frucht in der Tabelle <text:span text:style-name="T34">und beim </text:span><text:span text:style-name="T35">Unterscheiden</text:span><text:span text:style-name="T34"> der Anzahl der gewünschten Früchte und der Größe des Ergebnissets </text:span>wie in der Lösungsidee ein Fehler ausgelöst.</text:p>
      <text:h text:style-name="Heading_20_3" text:outline-level="3"><text:bookmark-start text:name="__RefHeading___Toc1110_1775077224"/>Quellcode<text:bookmark-end text:name="__RefHeading___Toc1110_1775077224"/></text:h>
      <text:p text:style-name="P21"><draw:frame text:anchor-type="paragraph" draw:z-index="2" draw:name="Form3" draw:style-name="gr1" draw:text-style-name="P66" svg:width="17.784cm" svg:height="7.845cm" svg:x="0.146cm" svg:y="0.178cm"><draw:text-box><text:p>solution = set()</text:p><text:p>for fruits in wanted:</text:p><text:p><text:s text:c="4"/>try:</text:p><text:p><text:s text:c="8"/>solution |= self[fruit]</text:p><text:p><text:s text:c="4"/>except KeyError as e:</text:p><text:p><text:s text:c="8"/>raise ValueError(f"Frucht {fruit} ist unbekannt") from e</text:p><text:p/><text:p>if len(solution) != len(wanted):</text:p><text:p><text:s text:c="4"/>raise ValueError(</text:p><text:p><text:s text:c="8"/>f"Anzahl der Früchte ({len(wanted)}) stimmt nicht mit der der zu besuchenden Schüsseln “ <text:s text:c="7"/><text:s text:c="5"/></text:p><text:p><text:s text:c="8"/>f"({len(solution)}) überein, "</text:p><text:p><text:s text:c="8"/>"es Fehlen weitere Daten"</text:p><text:p><text:s text:c="4"/>)</text:p><text:p/></draw:text-box></draw:frame></text:p>
      <text:h text:style-name="P60" text:outline-level="1"><text:bookmark-start text:name="__RefHeading___Toc2236_4178761632"/>Beispiele<text:bookmark-end text:name="__RefHeading___Toc2236_4178761632"/></text:h>
      <text:p text:style-name="P1">Genügend Beispiele einbinden! Die Beispiele von de<text:span text:style-name="T3">n</text:span> B<text:span text:style-name="T3">WINF</text:span>-Webseite<text:span text:style-name="T3">n</text:span> sollten hier diskutiert werden, aber auch eigene Beispiele sind sehr gut – besonders wenn sie Spezialfälle abdecken. Bitte jedoch nicht 30 Seiten Programmausgabe hier einfügen!</text:p>
      <text:h text:style-name="Heading_20_1" text:outline-level="1"><text:bookmark-start text:name="__RefHeading___Toc2238_4178761632"/>Quellcode<text:bookmark-end text:name="__RefHeading___Toc2238_4178761632"/></text:h>
      <text:p text:style-name="P1">Unwichtige Teile des Programms sollen hier nicht abgedruckt werden. Dieser Teil sollte nicht mehr als 2–3 Seiten umfassen, maximal 10.</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text-properties officeooo:rsid="002a6316"/>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e21f"/>
    </style:style>
    <style:style style:name="MT2"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2: Spießgesellen</text:span><text:tab/><text:tab/><text:span text:style-name="MT2">Teilnahme-ID: </text:span><text:span text:style-name="MT2"><text:reference-ref text:reference-format="text" text:ref-name="TeilnahmeId">?????</text:reference-ref></text:span></text:p>
      </style:header>
      <style:header-first>
        <text:p text:style-name="Header"/>
      </style:header-first>
      <style:footer>
        <text:p text:style-name="Footer"><text:tab/><text:page-number text:select-page="current">8</text:page-number>/<text:page-count>8</text:page-count></text:p>
      </style:footer>
      <style:footer-first>
        <text:p text:style-name="Footer"><text:tab/><text:page-number text:select-page="current">1</text:page-number>/<text:page-count>8</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08T17:07:57.794537237</meta:creation-date>
    <meta:editing-duration>P0D</meta:editing-duration>
    <meta:editing-cycles>1</meta:editing-cycles>
    <meta:generator>LibreOffice/7.1.1.2$Linux_X86_64 LibreOffice_project/fe0b08f4af1bacafe4c7ecc87ce55bb426164676</meta:generator>
    <meta:document-statistic meta:table-count="4" meta:image-count="0" meta:object-count="0" meta:page-count="8" meta:paragraph-count="132" meta:word-count="1029" meta:character-count="6845" meta:non-whitespace-character-count="5943"/>
  </office:meta>
</office:document-meta>
</file>